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.1) What is Mutable String in Java Explain with an example .</text:span></text:p>
      <text:p text:style-name="P1"><text:span text:style-name="T1">ANS:-<text:s text:c="2"/></text:span><text:span text:style-name="T2">When we once a create a string and if we will try to perform any operation if those changes get reflected on the same object of the String ,, then it is called Mutable String , such as StringBuffer and String Builder . </text:span></text:p>
      <text:p text:style-name="P1"><text:span text:style-name="T2">StringBuilder name = new StringBuilder("Baban");</text:span></text:p>
      <text:p text:style-name="P1"><text:span text:style-name="T2">name.append(Gorai);</text:span></text:p>
      <text:p text:style-name="P1"><text:span text:style-name="T2">Sout(BabanGorai);</text:span></text:p>
      <text:p text:style-name="P1"><text:span text:style-name="T3"/></text:p>
      <text:p text:style-name="P1"><text:span text:style-name="T3">Q.2) WAP to reverse a String</text:span></text:p>
      <text:p text:style-name="P1"><text:span text:style-name="T3">“PWSKILLS”</text:span></text:p>
      <text:p text:style-name="P1"><text:span text:style-name="T3">“SLLIKSPW”</text:span></text:p>
      <text:p text:style-name="P1"><text:span text:style-name="T3">ANS:-<text:s/></text:span><text:span text:style-name="T4">public class string {</text:span></text:p>
      <text:p text:style-name="P1"><text:span text:style-name="T4"><text:s text:c="4"/>public static void main(String[] args) {</text:span></text:p>
      <text:p text:style-name="P1"><text:span text:style-name="T4">StringBuilder name = new StringBuilder("PWSKILLS");</text:span></text:p>
      <text:p text:style-name="P1"><text:span text:style-name="T4"><text:s text:c="5"/>name.reverse();</text:span></text:p>
      <text:p text:style-name="P1"><text:span text:style-name="T4"><text:s text:c="5"/>System.out.println("name"); </text:span></text:p>
      <text:p text:style-name="P1"><text:span text:style-name="T4"><text:s text:c="4"/>}<text:s text:c="6"/></text:span></text:p>
      <text:p text:style-name="P1"><text:span text:style-name="T4">}</text:span><text:span text:style-name="T5"/></text:p>
      <text:p text:style-name="P1"><text:span text:style-name="T5">Q.3) WAP to reverse a sentence while preserving the position</text:span></text:p>
      <text:p text:style-name="P1"><text:span text:style-name="T5">Think Twice</text:span></text:p>
      <text:p text:style-name="P1"><text:span text:style-name="T5">“kniht eciwt”</text:span></text:p>
      <text:p text:style-name="P1"><text:span text:style-name="T5">ANS:-<text:s/></text:span><text:span text:style-name="T6">String<text:s text:c="2"/>name = "Think Twice ";</text:span></text:p>
      <text:p text:style-name="P1"><text:span text:style-name="T6"><text:s text:c="5"/>String name2 = new String("");</text:span></text:p>
      <text:p text:style-name="P1"><text:span text:style-name="T6"><text:s text:c="6"/>String arr[] = name.split(" ");</text:span></text:p>
      <text:p text:style-name="P1"><text:span text:style-name="T6"><text:s text:c="7"/>for(int i=arr.length-1; i&gt;=0; i--){</text:span></text:p>
      <text:p text:style-name="P1"><text:span text:style-name="T6"><text:s text:c="10"/>name2 = name2 + arr[i];</text:span></text:p>
      <text:p text:style-name="P1"><text:span text:style-name="T6"><text:s text:c="7"/>} </text:span></text:p>
      <text:p text:style-name="P1"><text:span text:style-name="T6"><text:s text:c="5"/>System.out.println(name2);</text:span><text:span text:style-name="T7"/></text:p>
      <text:p text:style-name="P1"><text:span text:style-name="T7">Q.4) WAP to sort a String Alphabetically </text:span></text:p>
      <text:p text:style-name="P1"><text:span text:style-name="T7">ANS:-<text:s/></text:span><text:span text:style-name="T8">String name = new String("Hello World");</text:span><text:span text:style-name="T9"/></text:p>
      <text:p text:style-name="P1"><text:span text:style-name="T9"><text:s text:c="4"/></text:span><text:span text:style-name="T10">char arr[] = name.toCharArray();</text:span></text:p>
      <text:p text:style-name="P1"><text:span text:style-name="T10"><text:s text:c="6"/>Arrays.sort(arr);</text:span></text:p>
      <text:p text:style-name="P1"><text:span text:style-name="T10"><text:s text:c="6"/>String new_name = new String(arr);</text:span></text:p>
      <text:p text:style-name="P1"><text:span text:style-name="T10"><text:s text:c="6"/>System.out.println(new_name);</text:span><text:span text:style-name="T11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